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table table:name="Лист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16" table:default-cell-style-name="ce2"/>
        <table:table-column table:style-name="co4" table:default-cell-style-name="Default"/>
        <table:table-column table:style-name="co4" table:default-cell-style-name="ce8"/>
        <table:table-column table:style-name="co4" table:number-columns-repeated="2" table:default-cell-style-name="Default"/>
        <table:table-column table:style-name="co4" table:default-cell-style-name="ce13"/>
        <table:table-column table:style-name="co4" table:number-columns-repeated="3" table:default-cell-style-name="Default"/>
        <table:table-row table:style-name="ro1">
          <table:table-cell table:number-columns-repeated="18"/>
          <table:table-cell table:style-name="Default" table:number-columns-repeated="17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(t)</text:p>
          </table:table-cell>
          <table:table-cell table:number-columns-repeated="13"/>
          <table:table-cell table:style-name="ce1" office:value-type="string" calcext:value-type="string" table:number-columns-spanned="1" table:number-rows-spanned="2">
            <text:p>t</text:p>
          </table:table-cell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/>
          <table:table-cell table:style-name="ce7" office:value-type="string" calcext:value-type="string">
            <text:p>I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string" calcext:value-type="string">
            <text:p>B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covered-table-cell table:style-name="ce4"/>
          <table:table-cell table:formula="of:=CONCATENATE(&quot;X&quot;;[.T2])" office:value-type="string" office:string-value="X8" calcext:value-type="string">
            <text:p>X8</text:p>
          </table:table-cell>
          <table:table-cell table:formula="of:=CONCATENATE(&quot;B&quot;;[.T2])" office:value-type="string" office:string-value="B8" calcext:value-type="string">
            <text:p>B8</text:p>
          </table:table-cell>
          <table:table-cell table:formula="of:=CONCATENATE(&quot;X&quot;;[.V2])" office:value-type="string" office:string-value="X7" calcext:value-type="string">
            <text:p>X7</text:p>
          </table:table-cell>
          <table:table-cell table:formula="of:=CONCATENATE(&quot;B&quot;;[.V2])" office:value-type="string" office:string-value="B7" calcext:value-type="string">
            <text:p>B7</text:p>
          </table:table-cell>
          <table:table-cell table:formula="of:=CONCATENATE(&quot;X&quot;;[.X2])" office:value-type="string" office:string-value="X6" calcext:value-type="string">
            <text:p>X6</text:p>
          </table:table-cell>
          <table:table-cell table:formula="of:=CONCATENATE(&quot;B&quot;;[.X2])" office:value-type="string" office:string-value="B6" calcext:value-type="string">
            <text:p>B6</text:p>
          </table:table-cell>
          <table:table-cell table:formula="of:=CONCATENATE(&quot;X&quot;;[.Z2])" office:value-type="string" office:string-value="X5" calcext:value-type="string">
            <text:p>X5</text:p>
          </table:table-cell>
          <table:table-cell table:formula="of:=CONCATENATE(&quot;B&quot;;[.Z2])" office:value-type="string" office:string-value="B5" calcext:value-type="string">
            <text:p>B5</text:p>
          </table:table-cell>
          <table:table-cell table:formula="of:=CONCATENATE(&quot;X&quot;;[.AB2])" office:value-type="string" office:string-value="X4" calcext:value-type="string">
            <text:p>X4</text:p>
          </table:table-cell>
          <table:table-cell table:formula="of:=CONCATENATE(&quot;B&quot;;[.AB2])" office:value-type="string" office:string-value="B4" calcext:value-type="string">
            <text:p>B4</text:p>
          </table:table-cell>
          <table:table-cell table:formula="of:=CONCATENATE(&quot;X&quot;;[.AD2])" office:value-type="string" office:string-value="X3" calcext:value-type="string">
            <text:p>X3</text:p>
          </table:table-cell>
          <table:table-cell table:formula="of:=CONCATENATE(&quot;B&quot;;[.AD2])" office:value-type="string" office:string-value="B3" calcext:value-type="string">
            <text:p>B3</text:p>
          </table:table-cell>
          <table:table-cell table:formula="of:=CONCATENATE(&quot;X&quot;;[.AF2])" office:value-type="string" office:string-value="X2" calcext:value-type="string">
            <text:p>X2</text:p>
          </table:table-cell>
          <table:table-cell table:formula="of:=CONCATENATE(&quot;B&quot;;[.AF2])" office:value-type="string" office:string-value="B2" calcext:value-type="string">
            <text:p>B2</text:p>
          </table:table-cell>
          <table:table-cell table:formula="of:=CONCATENATE(&quot;X&quot;;[.AH2])" office:value-type="string" office:string-value="X1" calcext:value-type="string">
            <text:p>X1</text:p>
          </table:table-cell>
          <table:table-cell table:formula="of:=CONCATENATE(&quot;B&quot;;[.AH2])" office:value-type="string" office:string-value="B1" calcext:value-type="string">
            <text:p>B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(t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formula="of:=IF([.E3]&gt;[.$B$3]*-1+[.$E$3];&quot;0&quot;;IF([.E3]=[.$B$3]*-1+[.$E$3];&quot;0/1&quot;;&quot;1&quot;))" office:value-type="string" office:string-value="0" calcext:value-type="string">
            <text:p>0</text:p>
          </table:table-cell>
          <table:table-cell table:formula="of:=IF([.E3]&gt;[.$B$3]*-1+[.$E$3];[.E3];[.$B$3]*-1+[.$E$3])" office:value-type="float" office:value="10" calcext:value-type="float">
            <text:p>10</text:p>
          </table:table-cell>
          <table:table-cell table:formula="of:=IF([.$E3]+[.U5]&gt;[.$B$3]*-1+[.$E$3]+[.U$5];&quot;0&quot;;IF([.$E3]+[.U5]=[.$B$3]*-1+[.$E$3]+[.U$5];&quot;0/1&quot;;&quot;1&quot;))" office:value-type="string" office:string-value="0" calcext:value-type="string">
            <text:p>0</text:p>
          </table:table-cell>
          <table:table-cell table:formula="of:=IF([.$E3]+[.U5]&gt;[.$B$3]*-1+[.$E$3]+[.U$5];[.$E3]+[.U5];[.$B$3]*-1+[.$E$3]+[.U$5])" office:value-type="float" office:value="19" calcext:value-type="float">
            <text:p>19</text:p>
          </table:table-cell>
          <table:table-cell table:formula="of:=IF([.$E3]+[.W5]&gt;[.$B$3]*-1+[.$E$3]+[.W$5];&quot;0&quot;;IF([.$E3]+[.W5]=[.$B$3]*-1+[.$E$3]+[.W$5];&quot;0/1&quot;;&quot;1&quot;))" office:value-type="string" office:string-value="0" calcext:value-type="string">
            <text:p>0</text:p>
          </table:table-cell>
          <table:table-cell table:formula="of:=IF([.$E3]+[.W5]&gt;[.$B$3]*-1+[.$E$3]+[.W$5];[.$E3]+[.W5];[.$B$3]*-1+[.$E$3]+[.W$5])" office:value-type="float" office:value="28" calcext:value-type="float">
            <text:p>28</text:p>
          </table:table-cell>
          <table:table-cell table:formula="of:=IF([.$E3]+[.Y5]&gt;[.$B$3]*-1+[.$E$3]+[.Y$5];&quot;0&quot;;IF([.$E3]+[.Y5]=[.$B$3]*-1+[.$E$3]+[.Y$5];&quot;0/1&quot;;&quot;1&quot;))" office:value-type="string" office:string-value="0" calcext:value-type="string">
            <text:p>0</text:p>
          </table:table-cell>
          <table:table-cell table:formula="of:=IF([.$E3]+[.Y5]&gt;[.$B$3]*-1+[.$E$3]+[.Y$5];[.$E3]+[.Y5];[.$B$3]*-1+[.$E$3]+[.Y$5])" office:value-type="float" office:value="36" calcext:value-type="float">
            <text:p>36</text:p>
          </table:table-cell>
          <table:table-cell table:formula="of:=IF([.$E3]+[.AA5]&gt;[.$B$3]*-1+[.$E$3]+[.AA$5];&quot;0&quot;;IF([.$E3]+[.AA5]=[.$B$3]*-1+[.$E$3]+[.AA$5];&quot;0/1&quot;;&quot;1&quot;))" office:value-type="string" office:string-value="0" calcext:value-type="string">
            <text:p>0</text:p>
          </table:table-cell>
          <table:table-cell table:formula="of:=IF([.$E3]+[.AA5]&gt;[.$B$3]*-1+[.$E$3]+[.AA$5];[.$E3]+[.AA5];[.$B$3]*-1+[.$E$3]+[.AA$5])" office:value-type="float" office:value="43" calcext:value-type="float">
            <text:p>43</text:p>
          </table:table-cell>
          <table:table-cell table:formula="of:=IF([.$E3]+[.AC5]&gt;[.$B$3]*-1+[.$E$3]+[.AC$5];&quot;0&quot;;IF([.$E3]+[.AC5]=[.$B$3]*-1+[.$E$3]+[.AC$5];&quot;0/1&quot;;&quot;1&quot;))" office:value-type="string" office:string-value="0" calcext:value-type="string">
            <text:p>0</text:p>
          </table:table-cell>
          <table:table-cell table:formula="of:=IF([.$E3]+[.AC5]&gt;[.$B$3]*-1+[.$E$3]+[.AC$5];[.$E3]+[.AC5];[.$B$3]*-1+[.$E$3]+[.AC$5])" office:value-type="float" office:value="48" calcext:value-type="float">
            <text:p>48</text:p>
          </table:table-cell>
          <table:table-cell table:formula="of:=IF([.$E3]+[.AE5]&gt;[.$B$3]*-1+[.$E$3]+[.AE$5];&quot;0&quot;;IF([.$E3]+[.AE5]=[.$B$3]*-1+[.$E$3]+[.AE$5];&quot;0/1&quot;;&quot;1&quot;))" office:value-type="string" office:string-value="0" calcext:value-type="string">
            <text:p>0</text:p>
          </table:table-cell>
          <table:table-cell table:formula="of:=IF([.$E3]+[.AE5]&gt;[.$B$3]*-1+[.$E$3]+[.AE$5];[.$E3]+[.AE5];[.$B$3]*-1+[.$E$3]+[.AE$5])" office:value-type="float" office:value="54" calcext:value-type="float">
            <text:p>54</text:p>
          </table:table-cell>
          <table:table-cell table:style-name="ce6" table:formula="of:=IF([.$E3]+[.AG5]&gt;[.$B$3]*-1+[.$E$3]+[.AG$5];&quot;0&quot;;IF([.$E3]+[.AG5]=[.$B$3]*-1+[.$E$3]+[.AG$5];&quot;0/1&quot;;&quot;1&quot;))" office:value-type="string" office:string-value="0" calcext:value-type="string">
            <text:p>0</text:p>
          </table:table-cell>
          <table:table-cell table:style-name="ce6" table:formula="of:=IF([.$E3]+[.AG5]&gt;[.$B$3]*-1+[.$E$3]+[.AG$5];[.$E3]+[.AG5];[.$B$3]*-1+[.$E$3]+[.AG$5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AM3]=0;[.AL3]+1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IF([.E4]&gt;[.$B$3]*-1+[.$E$3];&quot;0&quot;;IF([.E4]=[.$B$3]*-1+[.$E$3];&quot;0/1&quot;;&quot;1&quot;))" office:value-type="string" office:string-value="0" calcext:value-type="string">
            <text:p>0</text:p>
          </table:table-cell>
          <table:table-cell table:formula="of:=IF([.E4]&gt;[.$B$3]*-1+[.$E$3];[.E4];[.$B$3]*-1+[.$E$3])" office:value-type="float" office:value="9" calcext:value-type="float">
            <text:p>9</text:p>
          </table:table-cell>
          <table:table-cell table:formula="of:=IF([.$E4]+[.U6]&gt;[.$B$3]*-1+[.$E$3]+[.U$5];&quot;0&quot;;IF([.$E4]+[.U6]=[.$B$3]*-1+[.$E$3]+[.U$5];&quot;0/1&quot;;&quot;1&quot;))" office:value-type="string" office:string-value="0" calcext:value-type="string">
            <text:p>0</text:p>
          </table:table-cell>
          <table:table-cell table:formula="of:=IF([.$E4]+[.U6]&gt;[.$B$3]*-1+[.$E$3]+[.U$5];[.$E4]+[.U6];[.$B$3]*-1+[.$E$3]+[.U$5])" office:value-type="float" office:value="18" calcext:value-type="float">
            <text:p>18</text:p>
          </table:table-cell>
          <table:table-cell table:style-name="ce6" table:formula="of:=IF([.$E4]+[.W6]&gt;[.$B$3]*-1+[.$E$3]+[.W$5];&quot;0&quot;;IF([.$E4]+[.W6]=[.$B$3]*-1+[.$E$3]+[.W$5];&quot;0/1&quot;;&quot;1&quot;))" office:value-type="string" office:string-value="0" calcext:value-type="string">
            <text:p>0</text:p>
          </table:table-cell>
          <table:table-cell table:style-name="ce6" table:formula="of:=IF([.$E4]+[.W6]&gt;[.$B$3]*-1+[.$E$3]+[.W$5];[.$E4]+[.W6];[.$B$3]*-1+[.$E$3]+[.W$5])" office:value-type="float" office:value="26" calcext:value-type="float">
            <text:p>26</text:p>
          </table:table-cell>
          <table:table-cell table:formula="of:=IF([.$E4]+[.Y6]&gt;[.$B$3]*-1+[.$E$3]+[.Y$5];&quot;0&quot;;IF([.$E4]+[.Y6]=[.$B$3]*-1+[.$E$3]+[.Y$5];&quot;0/1&quot;;&quot;1&quot;))" office:value-type="string" office:string-value="0" calcext:value-type="string">
            <text:p>0</text:p>
          </table:table-cell>
          <table:table-cell table:formula="of:=IF([.$E4]+[.Y6]&gt;[.$B$3]*-1+[.$E$3]+[.Y$5];[.$E4]+[.Y6];[.$B$3]*-1+[.$E$3]+[.Y$5])" office:value-type="float" office:value="33" calcext:value-type="float">
            <text:p>33</text:p>
          </table:table-cell>
          <table:table-cell table:formula="of:=IF([.$E4]+[.AA6]&gt;[.$B$3]*-1+[.$E$3]+[.AA$5];&quot;0&quot;;IF([.$E4]+[.AA6]=[.$B$3]*-1+[.$E$3]+[.AA$5];&quot;0/1&quot;;&quot;1&quot;))" office:value-type="string" office:string-value="0" calcext:value-type="string">
            <text:p>0</text:p>
          </table:table-cell>
          <table:table-cell table:formula="of:=IF([.$E4]+[.AA6]&gt;[.$B$3]*-1+[.$E$3]+[.AA$5];[.$E4]+[.AA6];[.$B$3]*-1+[.$E$3]+[.AA$5])" office:value-type="float" office:value="38" calcext:value-type="float">
            <text:p>38</text:p>
          </table:table-cell>
          <table:table-cell table:formula="of:=IF([.$E4]+[.AC6]&gt;[.$B$3]*-1+[.$E$3]+[.AC$5];&quot;0&quot;;IF([.$E4]+[.AC6]=[.$B$3]*-1+[.$E$3]+[.AC$5];&quot;0/1&quot;;&quot;1&quot;))" office:value-type="string" office:string-value="0" calcext:value-type="string">
            <text:p>0</text:p>
          </table:table-cell>
          <table:table-cell table:formula="of:=IF([.$E4]+[.AC6]&gt;[.$B$3]*-1+[.$E$3]+[.AC$5];[.$E4]+[.AC6];[.$B$3]*-1+[.$E$3]+[.AC$5])" office:value-type="float" office:value="44" calcext:value-type="float">
            <text:p>44</text:p>
          </table:table-cell>
          <table:table-cell table:style-name="ce6" table:formula="of:=IF([.$E4]+[.AE6]&gt;[.$B$3]*-1+[.$E$3]+[.AE$5];&quot;0&quot;;IF([.$E4]+[.AE6]=[.$B$3]*-1+[.$E$3]+[.AE$5];&quot;0/1&quot;;&quot;1&quot;))" office:value-type="string" office:string-value="0" calcext:value-type="string">
            <text:p>0</text:p>
          </table:table-cell>
          <table:table-cell table:style-name="ce6" table:formula="of:=IF([.$E4]+[.AE6]&gt;[.$B$3]*-1+[.$E$3]+[.AE$5];[.$E4]+[.AE6];[.$B$3]*-1+[.$E$3]+[.AE$5])" office:value-type="float" office:value="52" calcext:value-type="float">
            <text:p>52</text:p>
          </table:table-cell>
          <table:table-cell table:formula="of:=IF([.$E4]+[.AG6]&gt;[.$B$3]*-1+[.$E$3]+[.AG$5];&quot;0&quot;;IF([.$E4]+[.AG6]=[.$B$3]*-1+[.$E$3]+[.AG$5];&quot;0/1&quot;;&quot;1&quot;))" office:value-type="string" office:string-value="0" calcext:value-type="string">
            <text:p>0</text:p>
          </table:table-cell>
          <table:table-cell table:formula="of:=IF([.$E4]+[.AG6]&gt;[.$B$3]*-1+[.$E$3]+[.AG$5];[.$E4]+[.AG6];[.$B$3]*-1+[.$E$3]+[.AG$5])" office:value-type="float" office:value="59" calcext:value-type="float">
            <text:p>59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AM4]=0;[.AL4]+1;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formula="of:=IF([.E4]&gt;[.$B$3]*-1+[.$E$3];&quot;0&quot;;IF([.E4]=[.$B$3]*-1+[.$E$3];&quot;0/1&quot;;&quot;1&quot;))" office:value-type="string" office:string-value="0" calcext:value-type="string">
            <text:p>0</text:p>
          </table:table-cell>
          <table:table-cell table:formula="of:=IF([.E4]&gt;[.$B$3]*-1+[.$E$3];[.E4];[.$B$3]*-1+[.$E$3])" office:value-type="float" office:value="9" calcext:value-type="float">
            <text:p>9</text:p>
          </table:table-cell>
          <table:table-cell table:style-name="ce6" table:formula="of:=IF([.$E4]+[.U7]&gt;[.$B$3]*-1+[.$E$3]+[.U$5];&quot;0&quot;;IF([.$E4]+[.U7]=[.$B$3]*-1+[.$E$3]+[.U$5];&quot;0/1&quot;;&quot;1&quot;))" office:value-type="string" office:string-value="0" calcext:value-type="string">
            <text:p>0</text:p>
          </table:table-cell>
          <table:table-cell table:style-name="ce6" table:formula="of:=IF([.$E4]+[.U7]&gt;[.$B$3]*-1+[.$E$3]+[.U$5];[.$E4]+[.U7];[.$B$3]*-1+[.$E$3]+[.U$5])" office:value-type="float" office:value="17" calcext:value-type="float">
            <text:p>17</text:p>
          </table:table-cell>
          <table:table-cell table:formula="of:=IF([.$E4]+[.W7]&gt;[.$B$3]*-1+[.$E$3]+[.W$5];&quot;0&quot;;IF([.$E4]+[.W7]=[.$B$3]*-1+[.$E$3]+[.W$5];&quot;0/1&quot;;&quot;1&quot;))" office:value-type="string" office:string-value="0" calcext:value-type="string">
            <text:p>0</text:p>
          </table:table-cell>
          <table:table-cell table:formula="of:=IF([.$E4]+[.W7]&gt;[.$B$3]*-1+[.$E$3]+[.W$5];[.$E4]+[.W7];[.$B$3]*-1+[.$E$3]+[.W$5])" office:value-type="float" office:value="24" calcext:value-type="float">
            <text:p>24</text:p>
          </table:table-cell>
          <table:table-cell table:formula="of:=IF([.$E4]+[.Y7]&gt;[.$B$3]*-1+[.$E$3]+[.Y$5];&quot;0&quot;;IF([.$E4]+[.Y7]=[.$B$3]*-1+[.$E$3]+[.Y$5];&quot;0/1&quot;;&quot;1&quot;))" office:value-type="string" office:string-value="0" calcext:value-type="string">
            <text:p>0</text:p>
          </table:table-cell>
          <table:table-cell table:formula="of:=IF([.$E4]+[.Y7]&gt;[.$B$3]*-1+[.$E$3]+[.Y$5];[.$E4]+[.Y7];[.$B$3]*-1+[.$E$3]+[.Y$5])" office:value-type="float" office:value="29" calcext:value-type="float">
            <text:p>29</text:p>
          </table:table-cell>
          <table:table-cell table:formula="of:=IF([.$E4]+[.AA7]&gt;[.$B$3]*-1+[.$E$3]+[.AA$5];&quot;0&quot;;IF([.$E4]+[.AA7]=[.$B$3]*-1+[.$E$3]+[.AA$5];&quot;0/1&quot;;&quot;1&quot;))" office:value-type="string" office:string-value="0" calcext:value-type="string">
            <text:p>0</text:p>
          </table:table-cell>
          <table:table-cell table:formula="of:=IF([.$E4]+[.AA7]&gt;[.$B$3]*-1+[.$E$3]+[.AA$5];[.$E4]+[.AA7];[.$B$3]*-1+[.$E$3]+[.AA$5])" office:value-type="float" office:value="35" calcext:value-type="float">
            <text:p>35</text:p>
          </table:table-cell>
          <table:table-cell table:style-name="ce6" table:formula="of:=IF([.$E4]+[.AC7]&gt;[.$B$3]*-1+[.$E$3]+[.AC$5];&quot;0&quot;;IF([.$E4]+[.AC7]=[.$B$3]*-1+[.$E$3]+[.AC$5];&quot;0/1&quot;;&quot;1&quot;))" office:value-type="string" office:string-value="0" calcext:value-type="string">
            <text:p>0</text:p>
          </table:table-cell>
          <table:table-cell table:style-name="ce6" table:formula="of:=IF([.$E4]+[.AC7]&gt;[.$B$3]*-1+[.$E$3]+[.AC$5];[.$E4]+[.AC7];[.$B$3]*-1+[.$E$3]+[.AC$5])" office:value-type="float" office:value="43" calcext:value-type="float">
            <text:p>43</text:p>
          </table:table-cell>
          <table:table-cell table:formula="of:=IF([.$E4]+[.AE7]&gt;[.$B$3]*-1+[.$E$3]+[.AE$5];&quot;0&quot;;IF([.$E4]+[.AE7]=[.$B$3]*-1+[.$E$3]+[.AE$5];&quot;0/1&quot;;&quot;1&quot;))" office:value-type="string" office:string-value="0" calcext:value-type="string">
            <text:p>0</text:p>
          </table:table-cell>
          <table:table-cell table:formula="of:=IF([.$E4]+[.AE7]&gt;[.$B$3]*-1+[.$E$3]+[.AE$5];[.$E4]+[.AE7];[.$B$3]*-1+[.$E$3]+[.AE$5])" office:value-type="float" office:value="50" calcext:value-type="float">
            <text:p>50</text:p>
          </table:table-cell>
          <table:table-cell table:formula="of:=IF([.$E4]+[.AG7]&gt;[.$B$3]*-1+[.$E$3]+[.AG$5];&quot;0&quot;;IF([.$E4]+[.AG7]=[.$B$3]*-1+[.$E$3]+[.AG$5];&quot;0/1&quot;;&quot;1&quot;))" office:value-type="string" office:string-value="0" calcext:value-type="string">
            <text:p>0</text:p>
          </table:table-cell>
          <table:table-cell table:formula="of:=IF([.$E4]+[.AG7]&gt;[.$B$3]*-1+[.$E$3]+[.AG$5];[.$E4]+[.AG7];[.$B$3]*-1+[.$E$3]+[.AG$5])" office:value-type="float" office:value="57" calcext:value-type="float">
            <text:p>57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AM5]=0;[.AL5]+1;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6" table:formula="of:=IF([.E5]&gt;[.$B$3]*-1+[.$E$3];&quot;0&quot;;IF([.E5]=[.$B$3]*-1+[.$E$3];&quot;0/1&quot;;&quot;1&quot;))" office:value-type="string" office:string-value="0" calcext:value-type="string">
            <text:p>0</text:p>
          </table:table-cell>
          <table:table-cell table:style-name="ce6" table:formula="of:=IF([.E5]&gt;[.$B$3]*-1+[.$E$3];[.E5];[.$B$3]*-1+[.$E$3])" office:value-type="float" office:value="8" calcext:value-type="float">
            <text:p>8</text:p>
          </table:table-cell>
          <table:table-cell table:formula="of:=IF([.$E5]+[.U8]&gt;[.$B$3]*-1+[.$E$3]+[.U$5];&quot;0&quot;;IF([.$E5]+[.U8]=[.$B$3]*-1+[.$E$3]+[.U$5];&quot;0/1&quot;;&quot;1&quot;))" office:value-type="string" office:string-value="0" calcext:value-type="string">
            <text:p>0</text:p>
          </table:table-cell>
          <table:table-cell table:formula="of:=IF([.$E5]+[.U8]&gt;[.$B$3]*-1+[.$E$3]+[.U$5];[.$E5]+[.U8];[.$B$3]*-1+[.$E$3]+[.U$5])" office:value-type="float" office:value="15" calcext:value-type="float">
            <text:p>15</text:p>
          </table:table-cell>
          <table:table-cell table:formula="of:=IF([.$E5]+[.W8]&gt;[.$B$3]*-1+[.$E$3]+[.W$5];&quot;0&quot;;IF([.$E5]+[.W8]=[.$B$3]*-1+[.$E$3]+[.W$5];&quot;0/1&quot;;&quot;1&quot;))" office:value-type="string" office:string-value="0" calcext:value-type="string">
            <text:p>0</text:p>
          </table:table-cell>
          <table:table-cell table:formula="of:=IF([.$E5]+[.W8]&gt;[.$B$3]*-1+[.$E$3]+[.W$5];[.$E5]+[.W8];[.$B$3]*-1+[.$E$3]+[.W$5])" office:value-type="float" office:value="20" calcext:value-type="float">
            <text:p>20</text:p>
          </table:table-cell>
          <table:table-cell table:formula="of:=IF([.$E5]+[.Y8]&gt;[.$B$3]*-1+[.$E$3]+[.Y$5];&quot;0&quot;;IF([.$E5]+[.Y8]=[.$B$3]*-1+[.$E$3]+[.Y$5];&quot;0/1&quot;;&quot;1&quot;))" office:value-type="string" office:string-value="0/1" calcext:value-type="string">
            <text:p>0/1</text:p>
          </table:table-cell>
          <table:table-cell table:formula="of:=IF([.$E5]+[.Y8]&gt;[.$B$3]*-1+[.$E$3]+[.Y$5];[.$E5]+[.Y8];[.$B$3]*-1+[.$E$3]+[.Y$5])" office:value-type="float" office:value="26" calcext:value-type="float">
            <text:p>26</text:p>
          </table:table-cell>
          <table:table-cell table:style-name="ce6" table:formula="of:=IF([.$E5]+[.AA8]&gt;[.$B$3]*-1+[.$E$3]+[.AA$5];&quot;0&quot;;IF([.$E5]+[.AA8]=[.$B$3]*-1+[.$E$3]+[.AA$5];&quot;0/1&quot;;&quot;1&quot;))" office:value-type="string" office:string-value="0" calcext:value-type="string">
            <text:p>0</text:p>
          </table:table-cell>
          <table:table-cell table:style-name="ce6" table:formula="of:=IF([.$E5]+[.AA8]&gt;[.$B$3]*-1+[.$E$3]+[.AA$5];[.$E5]+[.AA8];[.$B$3]*-1+[.$E$3]+[.AA$5])" office:value-type="float" office:value="34" calcext:value-type="float">
            <text:p>34</text:p>
          </table:table-cell>
          <table:table-cell table:formula="of:=IF([.$E5]+[.AC8]&gt;[.$B$3]*-1+[.$E$3]+[.AC$5];&quot;0&quot;;IF([.$E5]+[.AC8]=[.$B$3]*-1+[.$E$3]+[.AC$5];&quot;0/1&quot;;&quot;1&quot;))" office:value-type="string" office:string-value="0" calcext:value-type="string">
            <text:p>0</text:p>
          </table:table-cell>
          <table:table-cell table:formula="of:=IF([.$E5]+[.AC8]&gt;[.$B$3]*-1+[.$E$3]+[.AC$5];[.$E5]+[.AC8];[.$B$3]*-1+[.$E$3]+[.AC$5])" office:value-type="float" office:value="41" calcext:value-type="float">
            <text:p>41</text:p>
          </table:table-cell>
          <table:table-cell table:formula="of:=IF([.$E5]+[.AE8]&gt;[.$B$3]*-1+[.$E$3]+[.AE$5];&quot;0&quot;;IF([.$E5]+[.AE8]=[.$B$3]*-1+[.$E$3]+[.AE$5];&quot;0/1&quot;;&quot;1&quot;))" office:value-type="string" office:string-value="0" calcext:value-type="string">
            <text:p>0</text:p>
          </table:table-cell>
          <table:table-cell table:formula="of:=IF([.$E5]+[.AE8]&gt;[.$B$3]*-1+[.$E$3]+[.AE$5];[.$E5]+[.AE8];[.$B$3]*-1+[.$E$3]+[.AE$5])" office:value-type="float" office:value="48" calcext:value-type="float">
            <text:p>48</text:p>
          </table:table-cell>
          <table:table-cell table:formula="of:=IF([.$E5]+[.AG8]&gt;[.$B$3]*-1+[.$E$3]+[.AG$5];&quot;0&quot;;IF([.$E5]+[.AG8]=[.$B$3]*-1+[.$E$3]+[.AG$5];&quot;0/1&quot;;&quot;1&quot;))" office:value-type="string" office:string-value="0" calcext:value-type="string">
            <text:p>0</text:p>
          </table:table-cell>
          <table:table-cell table:formula="of:=IF([.$E5]+[.AG8]&gt;[.$B$3]*-1+[.$E$3]+[.AG$5];[.$E5]+[.AG8];[.$B$3]*-1+[.$E$3]+[.AG$5])" office:value-type="float" office:value="53" calcext:value-type="float">
            <text:p>53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AM6]=0;[.AL6]+1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formula="of:=IF([.E6]&gt;[.$B$3]*-1+[.$E$3];&quot;0&quot;;IF([.E6]=[.$B$3]*-1+[.$E$3];&quot;0/1&quot;;&quot;1&quot;))" office:value-type="string" office:string-value="0" calcext:value-type="string">
            <text:p>0</text:p>
          </table:table-cell>
          <table:table-cell table:formula="of:=IF([.E6]&gt;[.$B$3]*-1+[.$E$3];[.E6];[.$B$3]*-1+[.$E$3])" office:value-type="float" office:value="7" calcext:value-type="float">
            <text:p>7</text:p>
          </table:table-cell>
          <table:table-cell table:formula="of:=IF([.$E6]+[.U9]&gt;[.$B$3]*-1+[.$E$3]+[.U$5];&quot;0&quot;;IF([.$E6]+[.U9]=[.$B$3]*-1+[.$E$3]+[.U$5];&quot;0/1&quot;;&quot;1&quot;))" office:value-type="string" office:string-value="0" calcext:value-type="string">
            <text:p>0</text:p>
          </table:table-cell>
          <table:table-cell table:formula="of:=IF([.$E6]+[.U9]&gt;[.$B$3]*-1+[.$E$3]+[.U$5];[.$E6]+[.U9];[.$B$3]*-1+[.$E$3]+[.U$5])" office:value-type="float" office:value="12" calcext:value-type="float">
            <text:p>12</text:p>
          </table:table-cell>
          <table:table-cell table:formula="of:=IF([.$E6]+[.W9]&gt;[.$B$3]*-1+[.$E$3]+[.W$5];&quot;0&quot;;IF([.$E6]+[.W9]=[.$B$3]*-1+[.$E$3]+[.W$5];&quot;0/1&quot;;&quot;1&quot;))" office:value-type="string" office:string-value="1" calcext:value-type="string">
            <text:p>1</text:p>
          </table:table-cell>
          <table:table-cell table:formula="of:=IF([.$E6]+[.W9]&gt;[.$B$3]*-1+[.$E$3]+[.W$5];[.$E6]+[.W9];[.$B$3]*-1+[.$E$3]+[.W$5])" office:value-type="float" office:value="18" calcext:value-type="float">
            <text:p>18</text:p>
          </table:table-cell>
          <table:table-cell table:style-name="ce6" table:formula="of:=IF([.$E6]+[.Y9]&gt;[.$B$3]*-1+[.$E$3]+[.Y$5];&quot;0&quot;;IF([.$E6]+[.Y9]=[.$B$3]*-1+[.$E$3]+[.Y$5];&quot;0/1&quot;;&quot;1&quot;))" office:value-type="string" office:string-value="1" calcext:value-type="string">
            <text:p>1</text:p>
          </table:table-cell>
          <table:table-cell table:style-name="ce6" table:formula="of:=IF([.$E6]+[.Y9]&gt;[.$B$3]*-1+[.$E$3]+[.Y$5];[.$E6]+[.Y9];[.$B$3]*-1+[.$E$3]+[.Y$5])" office:value-type="float" office:value="26" calcext:value-type="float">
            <text:p>26</text:p>
          </table:table-cell>
          <table:table-cell table:formula="of:=IF([.$E6]+[.AA9]&gt;[.$B$3]*-1+[.$E$3]+[.AA$5];&quot;0&quot;;IF([.$E6]+[.AA9]=[.$B$3]*-1+[.$E$3]+[.AA$5];&quot;0/1&quot;;&quot;1&quot;))" office:value-type="string" office:string-value="0/1" calcext:value-type="string">
            <text:p>0/1</text:p>
          </table:table-cell>
          <table:table-cell table:formula="of:=IF([.$E6]+[.AA9]&gt;[.$B$3]*-1+[.$E$3]+[.AA$5];[.$E6]+[.AA9];[.$B$3]*-1+[.$E$3]+[.AA$5])" office:value-type="float" office:value="33" calcext:value-type="float">
            <text:p>33</text:p>
          </table:table-cell>
          <table:table-cell table:formula="of:=IF([.$E6]+[.AC9]&gt;[.$B$3]*-1+[.$E$3]+[.AC$5];&quot;0&quot;;IF([.$E6]+[.AC9]=[.$B$3]*-1+[.$E$3]+[.AC$5];&quot;0/1&quot;;&quot;1&quot;))" office:value-type="string" office:string-value="0" calcext:value-type="string">
            <text:p>0</text:p>
          </table:table-cell>
          <table:table-cell table:formula="of:=IF([.$E6]+[.AC9]&gt;[.$B$3]*-1+[.$E$3]+[.AC$5];[.$E6]+[.AC9];[.$B$3]*-1+[.$E$3]+[.AC$5])" office:value-type="float" office:value="40" calcext:value-type="float">
            <text:p>40</text:p>
          </table:table-cell>
          <table:table-cell table:formula="of:=IF([.$E6]+[.AE9]&gt;[.$B$3]*-1+[.$E$3]+[.AE$5];&quot;0&quot;;IF([.$E6]+[.AE9]=[.$B$3]*-1+[.$E$3]+[.AE$5];&quot;0/1&quot;;&quot;1&quot;))" office:value-type="string" office:string-value="0" calcext:value-type="string">
            <text:p>0</text:p>
          </table:table-cell>
          <table:table-cell table:formula="of:=IF([.$E6]+[.AE9]&gt;[.$B$3]*-1+[.$E$3]+[.AE$5];[.$E6]+[.AE9];[.$B$3]*-1+[.$E$3]+[.AE$5])" office:value-type="float" office:value="45" calcext:value-type="float">
            <text:p>45</text:p>
          </table:table-cell>
          <table:table-cell table:formula="of:=IF([.$E6]+[.AG9]&gt;[.$B$3]*-1+[.$E$3]+[.AG$5];&quot;0&quot;;IF([.$E6]+[.AG9]=[.$B$3]*-1+[.$E$3]+[.AG$5];&quot;0/1&quot;;&quot;1&quot;))" office:value-type="string" office:string-value="1" calcext:value-type="string">
            <text:p>1</text:p>
          </table:table-cell>
          <table:table-cell table:formula="of:=IF([.$E6]+[.AG9]&gt;[.$B$3]*-1+[.$E$3]+[.AG$5];[.$E6]+[.AG9];[.$B$3]*-1+[.$E$3]+[.AG$5])" office:value-type="float" office:value="52" calcext:value-type="float">
            <text:p>52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.AM7]=0;[.AL7]+1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formula="of:=IF([.E7]&gt;[.$B$3]*-1+[.$E$3];&quot;0&quot;;IF([.E7]=[.$B$3]*-1+[.$E$3];&quot;0/1&quot;;&quot;1&quot;))" office:value-type="string" office:string-value="0" calcext:value-type="string">
            <text:p>0</text:p>
          </table:table-cell>
          <table:table-cell table:formula="of:=IF([.E7]&gt;[.$B$3]*-1+[.$E$3];[.E7];[.$B$3]*-1+[.$E$3])" office:value-type="float" office:value="5" calcext:value-type="float">
            <text:p>5</text:p>
          </table:table-cell>
          <table:table-cell table:formula="of:=IF([.$E7]+[.U10]&gt;[.$B$3]*-1+[.$E$3]+[.U$5];&quot;0&quot;;IF([.$E7]+[.U10]=[.$B$3]*-1+[.$E$3]+[.U$5];&quot;0/1&quot;;&quot;1&quot;))" office:value-type="string" office:string-value="1" calcext:value-type="string">
            <text:p>1</text:p>
          </table:table-cell>
          <table:table-cell table:formula="of:=IF([.$E7]+[.U10]&gt;[.$B$3]*-1+[.$E$3]+[.U$5];[.$E7]+[.U10];[.$B$3]*-1+[.$E$3]+[.U$5])" office:value-type="float" office:value="9" calcext:value-type="float">
            <text:p>9</text:p>
          </table:table-cell>
          <table:table-cell table:formula="of:=IF([.$E7]+[.W10]&gt;[.$B$3]*-1+[.$E$3]+[.W$5];&quot;0&quot;;IF([.$E7]+[.W10]=[.$B$3]*-1+[.$E$3]+[.W$5];&quot;0/1&quot;;&quot;1&quot;))" office:value-type="string" office:string-value="1" calcext:value-type="string">
            <text:p>1</text:p>
          </table:table-cell>
          <table:table-cell table:formula="of:=IF([.$E7]+[.W10]&gt;[.$B$3]*-1+[.$E$3]+[.W$5];[.$E7]+[.W10];[.$B$3]*-1+[.$E$3]+[.W$5])" office:value-type="float" office:value="18" calcext:value-type="float">
            <text:p>18</text:p>
          </table:table-cell>
          <table:table-cell table:formula="of:=IF([.$E7]+[.Y10]&gt;[.$B$3]*-1+[.$E$3]+[.Y$5];&quot;0&quot;;IF([.$E7]+[.Y10]=[.$B$3]*-1+[.$E$3]+[.Y$5];&quot;0/1&quot;;&quot;1&quot;))" office:value-type="string" office:string-value="1" calcext:value-type="string">
            <text:p>1</text:p>
          </table:table-cell>
          <table:table-cell table:formula="of:=IF([.$E7]+[.Y10]&gt;[.$B$3]*-1+[.$E$3]+[.Y$5];[.$E7]+[.Y10];[.$B$3]*-1+[.$E$3]+[.Y$5])" office:value-type="float" office:value="26" calcext:value-type="float">
            <text:p>26</text:p>
          </table:table-cell>
          <table:table-cell table:formula="of:=IF([.$E7]+[.AA10]&gt;[.$B$3]*-1+[.$E$3]+[.AA$5];&quot;0&quot;;IF([.$E7]+[.AA10]=[.$B$3]*-1+[.$E$3]+[.AA$5];&quot;0/1&quot;;&quot;1&quot;))" office:value-type="string" office:string-value="1" calcext:value-type="string">
            <text:p>1</text:p>
          </table:table-cell>
          <table:table-cell table:formula="of:=IF([.$E7]+[.AA10]&gt;[.$B$3]*-1+[.$E$3]+[.AA$5];[.$E7]+[.AA10];[.$B$3]*-1+[.$E$3]+[.AA$5])" office:value-type="float" office:value="33" calcext:value-type="float">
            <text:p>33</text:p>
          </table:table-cell>
          <table:table-cell table:formula="of:=IF([.$E7]+[.AC10]&gt;[.$B$3]*-1+[.$E$3]+[.AC$5];&quot;0&quot;;IF([.$E7]+[.AC10]=[.$B$3]*-1+[.$E$3]+[.AC$5];&quot;0/1&quot;;&quot;1&quot;))" office:value-type="string" office:string-value="0/1" calcext:value-type="string">
            <text:p>0/1</text:p>
          </table:table-cell>
          <table:table-cell table:formula="of:=IF([.$E7]+[.AC10]&gt;[.$B$3]*-1+[.$E$3]+[.AC$5];[.$E7]+[.AC10];[.$B$3]*-1+[.$E$3]+[.AC$5])" office:value-type="float" office:value="38" calcext:value-type="float">
            <text:p>38</text:p>
          </table:table-cell>
          <table:table-cell table:formula="of:=IF([.$E7]+[.AE10]&gt;[.$B$3]*-1+[.$E$3]+[.AE$5];&quot;0&quot;;IF([.$E7]+[.AE10]=[.$B$3]*-1+[.$E$3]+[.AE$5];&quot;0/1&quot;;&quot;1&quot;))" office:value-type="string" office:string-value="1" calcext:value-type="string">
            <text:p>1</text:p>
          </table:table-cell>
          <table:table-cell table:formula="of:=IF([.$E7]+[.AE10]&gt;[.$B$3]*-1+[.$E$3]+[.AE$5];[.$E7]+[.AE10];[.$B$3]*-1+[.$E$3]+[.AE$5])" office:value-type="float" office:value="44" calcext:value-type="float">
            <text:p>44</text:p>
          </table:table-cell>
          <table:table-cell table:formula="of:=IF([.$E7]+[.AG10]&gt;[.$B$3]*-1+[.$E$3]+[.AG$5];&quot;0&quot;;IF([.$E7]+[.AG10]=[.$B$3]*-1+[.$E$3]+[.AG$5];&quot;0/1&quot;;&quot;1&quot;))" office:value-type="string" office:string-value="1" calcext:value-type="string">
            <text:p>1</text:p>
          </table:table-cell>
          <table:table-cell table:formula="of:=IF([.$E7]+[.AG10]&gt;[.$B$3]*-1+[.$E$3]+[.AG$5];[.$E7]+[.AG10];[.$B$3]*-1+[.$E$3]+[.AG$5])"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AM8]=0;[.AL8]+1;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formula="of:=IF([.E8]&gt;[.$B$3]*-1+[.$E$3];&quot;0&quot;;IF([.E8]=[.$B$3]*-1+[.$E$3];&quot;0/1&quot;;&quot;1&quot;))" office:value-type="string" office:string-value="0" calcext:value-type="string">
            <text:p>0</text:p>
          </table:table-cell>
          <table:table-cell table:formula="of:=IF([.E8]&gt;[.$B$3]*-1+[.$E$3];[.E8];[.$B$3]*-1+[.$E$3])" office:value-type="float" office:value="3" calcext:value-type="float">
            <text:p>3</text:p>
          </table:table-cell>
          <table:table-cell table:formula="of:=IF([.$E8]+[.U11]&gt;[.$B$3]*-1+[.$E$3]+[.U$5];&quot;0&quot;;IF([.$E8]+[.U11]=[.$B$3]*-1+[.$E$3]+[.U$5];&quot;0/1&quot;;&quot;1&quot;))" office:value-type="string" office:string-value="1" calcext:value-type="string">
            <text:p>1</text:p>
          </table:table-cell>
          <table:table-cell table:formula="of:=IF([.$E8]+[.U11]&gt;[.$B$3]*-1+[.$E$3]+[.U$5];[.$E8]+[.U11];[.$B$3]*-1+[.$E$3]+[.U$5])" office:value-type="float" office:value="9" calcext:value-type="float">
            <text:p>9</text:p>
          </table:table-cell>
          <table:table-cell table:formula="of:=IF([.$E8]+[.W11]&gt;[.$B$3]*-1+[.$E$3]+[.W$5];&quot;0&quot;;IF([.$E8]+[.W11]=[.$B$3]*-1+[.$E$3]+[.W$5];&quot;0/1&quot;;&quot;1&quot;))" office:value-type="string" office:string-value="1" calcext:value-type="string">
            <text:p>1</text:p>
          </table:table-cell>
          <table:table-cell table:formula="of:=IF([.$E8]+[.W11]&gt;[.$B$3]*-1+[.$E$3]+[.W$5];[.$E8]+[.W11];[.$B$3]*-1+[.$E$3]+[.W$5])" office:value-type="float" office:value="18" calcext:value-type="float">
            <text:p>18</text:p>
          </table:table-cell>
          <table:table-cell table:formula="of:=IF([.$E8]+[.Y11]&gt;[.$B$3]*-1+[.$E$3]+[.Y$5];&quot;0&quot;;IF([.$E8]+[.Y11]=[.$B$3]*-1+[.$E$3]+[.Y$5];&quot;0/1&quot;;&quot;1&quot;))" office:value-type="string" office:string-value="1" calcext:value-type="string">
            <text:p>1</text:p>
          </table:table-cell>
          <table:table-cell table:formula="of:=IF([.$E8]+[.Y11]&gt;[.$B$3]*-1+[.$E$3]+[.Y$5];[.$E8]+[.Y11];[.$B$3]*-1+[.$E$3]+[.Y$5])" office:value-type="float" office:value="26" calcext:value-type="float">
            <text:p>26</text:p>
          </table:table-cell>
          <table:table-cell table:formula="of:=IF([.$E8]+[.AA11]&gt;[.$B$3]*-1+[.$E$3]+[.AA$5];&quot;0&quot;;IF([.$E8]+[.AA11]=[.$B$3]*-1+[.$E$3]+[.AA$5];&quot;0/1&quot;;&quot;1&quot;))" office:value-type="string" office:string-value="1" calcext:value-type="string">
            <text:p>1</text:p>
          </table:table-cell>
          <table:table-cell table:formula="of:=IF([.$E8]+[.AA11]&gt;[.$B$3]*-1+[.$E$3]+[.AA$5];[.$E8]+[.AA11];[.$B$3]*-1+[.$E$3]+[.AA$5])" office:value-type="float" office:value="33" calcext:value-type="float">
            <text:p>33</text:p>
          </table:table-cell>
          <table:table-cell table:formula="of:=IF([.$E8]+[.AC11]&gt;[.$B$3]*-1+[.$E$3]+[.AC$5];&quot;0&quot;;IF([.$E8]+[.AC11]=[.$B$3]*-1+[.$E$3]+[.AC$5];&quot;0/1&quot;;&quot;1&quot;))" office:value-type="string" office:string-value="1" calcext:value-type="string">
            <text:p>1</text:p>
          </table:table-cell>
          <table:table-cell table:formula="of:=IF([.$E8]+[.AC11]&gt;[.$B$3]*-1+[.$E$3]+[.AC$5];[.$E8]+[.AC11];[.$B$3]*-1+[.$E$3]+[.AC$5])" office:value-type="float" office:value="38" calcext:value-type="float">
            <text:p>38</text:p>
          </table:table-cell>
          <table:table-cell table:formula="of:=IF([.$E8]+[.AE11]&gt;[.$B$3]*-1+[.$E$3]+[.AE$5];&quot;0&quot;;IF([.$E8]+[.AE11]=[.$B$3]*-1+[.$E$3]+[.AE$5];&quot;0/1&quot;;&quot;1&quot;))" office:value-type="string" office:string-value="1" calcext:value-type="string">
            <text:p>1</text:p>
          </table:table-cell>
          <table:table-cell table:formula="of:=IF([.$E8]+[.AE11]&gt;[.$B$3]*-1+[.$E$3]+[.AE$5];[.$E8]+[.AE11];[.$B$3]*-1+[.$E$3]+[.AE$5])" office:value-type="float" office:value="44" calcext:value-type="float">
            <text:p>44</text:p>
          </table:table-cell>
          <table:table-cell table:formula="of:=IF([.$E8]+[.AG11]&gt;[.$B$3]*-1+[.$E$3]+[.AG$5];&quot;0&quot;;IF([.$E8]+[.AG11]=[.$B$3]*-1+[.$E$3]+[.AG$5];&quot;0/1&quot;;&quot;1&quot;))" office:value-type="string" office:string-value="1" calcext:value-type="string">
            <text:p>1</text:p>
          </table:table-cell>
          <table:table-cell table:formula="of:=IF([.$E8]+[.AG11]&gt;[.$B$3]*-1+[.$E$3]+[.AG$5];[.$E8]+[.AG11];[.$B$3]*-1+[.$E$3]+[.AG$5])" office:value-type="float" office:value="52" calcext:value-type="float">
            <text:p>52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11" table:formula="of:=IF([.AM9]=0;[.AL9]+1;1)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formula="of:=IF([.E9]&gt;[.$B$3]*-1+[.$E$3];&quot;0&quot;;IF([.E9]=[.$B$3]*-1+[.$E$3];&quot;0/1&quot;;&quot;1&quot;))" office:value-type="string" office:string-value="0" calcext:value-type="string">
            <text:p>0</text:p>
          </table:table-cell>
          <table:table-cell table:formula="of:=IF([.E9]&gt;[.$B$3]*-1+[.$E$3];[.E9];[.$B$3]*-1+[.$E$3])" office:value-type="float" office:value="1" calcext:value-type="float">
            <text:p>1</text:p>
          </table:table-cell>
          <table:table-cell table:formula="of:=IF([.$E9]+[.U12]&gt;[.$B$3]*-1+[.$E$3]+[.U$5];&quot;0&quot;;IF([.$E9]+[.U12]=[.$B$3]*-1+[.$E$3]+[.U$5];&quot;0/1&quot;;&quot;1&quot;))" office:value-type="string" office:string-value="1" calcext:value-type="string">
            <text:p>1</text:p>
          </table:table-cell>
          <table:table-cell table:formula="of:=IF([.$E9]+[.U12]&gt;[.$B$3]*-1+[.$E$3]+[.U$5];[.$E9]+[.U12];[.$B$3]*-1+[.$E$3]+[.U$5])" office:value-type="float" office:value="9" calcext:value-type="float">
            <text:p>9</text:p>
          </table:table-cell>
          <table:table-cell table:formula="of:=IF([.$E9]+[.W12]&gt;[.$B$3]*-1+[.$E$3]+[.W$5];&quot;0&quot;;IF([.$E9]+[.W12]=[.$B$3]*-1+[.$E$3]+[.W$5];&quot;0/1&quot;;&quot;1&quot;))" office:value-type="string" office:string-value="1" calcext:value-type="string">
            <text:p>1</text:p>
          </table:table-cell>
          <table:table-cell table:formula="of:=IF([.$E9]+[.W12]&gt;[.$B$3]*-1+[.$E$3]+[.W$5];[.$E9]+[.W12];[.$B$3]*-1+[.$E$3]+[.W$5])" office:value-type="float" office:value="18" calcext:value-type="float">
            <text:p>18</text:p>
          </table:table-cell>
          <table:table-cell table:formula="of:=IF([.$E9]+[.Y12]&gt;[.$B$3]*-1+[.$E$3]+[.Y$5];&quot;0&quot;;IF([.$E9]+[.Y12]=[.$B$3]*-1+[.$E$3]+[.Y$5];&quot;0/1&quot;;&quot;1&quot;))" office:value-type="string" office:string-value="1" calcext:value-type="string">
            <text:p>1</text:p>
          </table:table-cell>
          <table:table-cell table:formula="of:=IF([.$E9]+[.Y12]&gt;[.$B$3]*-1+[.$E$3]+[.Y$5];[.$E9]+[.Y12];[.$B$3]*-1+[.$E$3]+[.Y$5])" office:value-type="float" office:value="26" calcext:value-type="float">
            <text:p>26</text:p>
          </table:table-cell>
          <table:table-cell table:formula="of:=IF([.$E9]+[.AA12]&gt;[.$B$3]*-1+[.$E$3]+[.AA$5];&quot;0&quot;;IF([.$E9]+[.AA12]=[.$B$3]*-1+[.$E$3]+[.AA$5];&quot;0/1&quot;;&quot;1&quot;))" office:value-type="string" office:string-value="1" calcext:value-type="string">
            <text:p>1</text:p>
          </table:table-cell>
          <table:table-cell table:formula="of:=IF([.$E9]+[.AA12]&gt;[.$B$3]*-1+[.$E$3]+[.AA$5];[.$E9]+[.AA12];[.$B$3]*-1+[.$E$3]+[.AA$5])" office:value-type="float" office:value="33" calcext:value-type="float">
            <text:p>33</text:p>
          </table:table-cell>
          <table:table-cell table:formula="of:=IF([.$E9]+[.AC12]&gt;[.$B$3]*-1+[.$E$3]+[.AC$5];&quot;0&quot;;IF([.$E9]+[.AC12]=[.$B$3]*-1+[.$E$3]+[.AC$5];&quot;0/1&quot;;&quot;1&quot;))" office:value-type="string" office:string-value="1" calcext:value-type="string">
            <text:p>1</text:p>
          </table:table-cell>
          <table:table-cell table:formula="of:=IF([.$E9]+[.AC12]&gt;[.$B$3]*-1+[.$E$3]+[.AC$5];[.$E9]+[.AC12];[.$B$3]*-1+[.$E$3]+[.AC$5])" office:value-type="float" office:value="38" calcext:value-type="float">
            <text:p>38</text:p>
          </table:table-cell>
          <table:table-cell table:formula="of:=IF([.$E9]+[.AE12]&gt;[.$B$3]*-1+[.$E$3]+[.AE$5];&quot;0&quot;;IF([.$E9]+[.AE12]=[.$B$3]*-1+[.$E$3]+[.AE$5];&quot;0/1&quot;;&quot;1&quot;))" office:value-type="string" office:string-value="1" calcext:value-type="string">
            <text:p>1</text:p>
          </table:table-cell>
          <table:table-cell table:formula="of:=IF([.$E9]+[.AE12]&gt;[.$B$3]*-1+[.$E$3]+[.AE$5];[.$E9]+[.AE12];[.$B$3]*-1+[.$E$3]+[.AE$5])" office:value-type="float" office:value="44" calcext:value-type="float">
            <text:p>44</text:p>
          </table:table-cell>
          <table:table-cell table:formula="of:=IF([.$E9]+[.AG12]&gt;[.$B$3]*-1+[.$E$3]+[.AG$5];&quot;0&quot;;IF([.$E9]+[.AG12]=[.$B$3]*-1+[.$E$3]+[.AG$5];&quot;0/1&quot;;&quot;1&quot;))" office:value-type="string" office:string-value="1" calcext:value-type="string">
            <text:p>1</text:p>
          </table:table-cell>
          <table:table-cell table:formula="of:=IF([.$E9]+[.AG12]&gt;[.$B$3]*-1+[.$E$3]+[.AG$5];[.$E9]+[.AG12];[.$B$3]*-1+[.$E$3]+[.AG$5])" office:value-type="float" office:value="52" calcext:value-type="float">
            <text:p>5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18"/>
          <table:table-cell office:value-type="float" office:value="8" calcext:value-type="float">
            <text:p>8</text:p>
          </table:table-cell>
          <table:table-cell table:formula="of:=IF([.E10]&gt;[.$B$3]*-1+[.$E$3];&quot;0&quot;;IF([.E10]=[.$B$3]*-1+[.$E$3];&quot;0/1&quot;;&quot;1&quot;))" office:value-type="string" office:string-value="0/1" calcext:value-type="string">
            <text:p>0/1</text:p>
          </table:table-cell>
          <table:table-cell table:formula="of:=IF([.E10]&gt;[.$B$3]*-1+[.$E$3];[.E10];[.$B$3]*-1+[.$E$3])" office:value-type="float" office:value="0" calcext:value-type="float">
            <text:p>0</text:p>
          </table:table-cell>
          <table:table-cell table:formula="of:=IF([.$E10]+[.U13]&gt;[.$B$3]*-1+[.$E$3]+[.U$5];&quot;0&quot;;IF([.$E10]+[.U13]=[.$B$3]*-1+[.$E$3]+[.U$5];&quot;0/1&quot;;&quot;1&quot;))" office:value-type="string" office:string-value="1" calcext:value-type="string">
            <text:p>1</text:p>
          </table:table-cell>
          <table:table-cell table:formula="of:=IF([.$E10]+[.U13]&gt;[.$B$3]*-1+[.$E$3]+[.U$5];[.$E10]+[.U13];[.$B$3]*-1+[.$E$3]+[.U$5])" office:value-type="float" office:value="9" calcext:value-type="float">
            <text:p>9</text:p>
          </table:table-cell>
          <table:table-cell table:formula="of:=IF([.$E10]+[.W13]&gt;[.$B$3]*-1+[.$E$3]+[.W$5];&quot;0&quot;;IF([.$E10]+[.W13]=[.$B$3]*-1+[.$E$3]+[.W$5];&quot;0/1&quot;;&quot;1&quot;))" office:value-type="string" office:string-value="1" calcext:value-type="string">
            <text:p>1</text:p>
          </table:table-cell>
          <table:table-cell table:formula="of:=IF([.$E10]+[.W13]&gt;[.$B$3]*-1+[.$E$3]+[.W$5];[.$E10]+[.W13];[.$B$3]*-1+[.$E$3]+[.W$5])" office:value-type="float" office:value="18" calcext:value-type="float">
            <text:p>18</text:p>
          </table:table-cell>
          <table:table-cell table:formula="of:=IF([.$E10]+[.Y13]&gt;[.$B$3]*-1+[.$E$3]+[.Y$5];&quot;0&quot;;IF([.$E10]+[.Y13]=[.$B$3]*-1+[.$E$3]+[.Y$5];&quot;0/1&quot;;&quot;1&quot;))" office:value-type="string" office:string-value="1" calcext:value-type="string">
            <text:p>1</text:p>
          </table:table-cell>
          <table:table-cell table:formula="of:=IF([.$E10]+[.Y13]&gt;[.$B$3]*-1+[.$E$3]+[.Y$5];[.$E10]+[.Y13];[.$B$3]*-1+[.$E$3]+[.Y$5])" office:value-type="float" office:value="26" calcext:value-type="float">
            <text:p>26</text:p>
          </table:table-cell>
          <table:table-cell table:formula="of:=IF([.$E10]+[.AA13]&gt;[.$B$3]*-1+[.$E$3]+[.AA$5];&quot;0&quot;;IF([.$E10]+[.AA13]=[.$B$3]*-1+[.$E$3]+[.AA$5];&quot;0/1&quot;;&quot;1&quot;))" office:value-type="string" office:string-value="1" calcext:value-type="string">
            <text:p>1</text:p>
          </table:table-cell>
          <table:table-cell table:formula="of:=IF([.$E10]+[.AA13]&gt;[.$B$3]*-1+[.$E$3]+[.AA$5];[.$E10]+[.AA13];[.$B$3]*-1+[.$E$3]+[.AA$5])" office:value-type="float" office:value="33" calcext:value-type="float">
            <text:p>33</text:p>
          </table:table-cell>
          <table:table-cell table:formula="of:=IF([.$E10]+[.AC13]&gt;[.$B$3]*-1+[.$E$3]+[.AC$5];&quot;0&quot;;IF([.$E10]+[.AC13]=[.$B$3]*-1+[.$E$3]+[.AC$5];&quot;0/1&quot;;&quot;1&quot;))" office:value-type="string" office:string-value="1" calcext:value-type="string">
            <text:p>1</text:p>
          </table:table-cell>
          <table:table-cell table:formula="of:=IF([.$E10]+[.AC13]&gt;[.$B$3]*-1+[.$E$3]+[.AC$5];[.$E10]+[.AC13];[.$B$3]*-1+[.$E$3]+[.AC$5])" office:value-type="float" office:value="38" calcext:value-type="float">
            <text:p>38</text:p>
          </table:table-cell>
          <table:table-cell table:formula="of:=IF([.$E10]+[.AE13]&gt;[.$B$3]*-1+[.$E$3]+[.AE$5];&quot;0&quot;;IF([.$E10]+[.AE13]=[.$B$3]*-1+[.$E$3]+[.AE$5];&quot;0/1&quot;;&quot;1&quot;))" office:value-type="string" office:string-value="1" calcext:value-type="string">
            <text:p>1</text:p>
          </table:table-cell>
          <table:table-cell table:formula="of:=IF([.$E10]+[.AE13]&gt;[.$B$3]*-1+[.$E$3]+[.AE$5];[.$E10]+[.AE13];[.$B$3]*-1+[.$E$3]+[.AE$5])" office:value-type="float" office:value="44" calcext:value-type="float">
            <text:p>44</text:p>
          </table:table-cell>
          <table:table-cell table:formula="of:=IF([.$E10]+[.AG13]&gt;[.$B$3]*-1+[.$E$3]+[.AG$5];&quot;0&quot;;IF([.$E10]+[.AG13]=[.$B$3]*-1+[.$E$3]+[.AG$5];&quot;0/1&quot;;&quot;1&quot;))" office:value-type="string" office:string-value="1" calcext:value-type="string">
            <text:p>1</text:p>
          </table:table-cell>
          <table:table-cell table:formula="of:=IF([.$E10]+[.AG13]&gt;[.$B$3]*-1+[.$E$3]+[.AG$5];[.$E10]+[.AG13];[.$B$3]*-1+[.$E$3]+[.AG$5])" office:value-type="float" office:value="52" calcext:value-type="float">
            <text:p>5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0T12:49:19.775758564</dc:date>
    <meta:editing-duration>PT2H7M18S</meta:editing-duration>
    <meta:editing-cycles>5</meta:editing-cycles>
    <meta:generator>LibreOffice/7.4.0.3$Linux_X86_64 LibreOffice_project/f85e47c08ddd19c015c0114a68350214f7066f5a</meta:generator>
    <meta:document-statistic meta:table-count="1" meta:cell-count="240" meta:object-count="0"/>
  </office:meta>
</office:document-meta>
</file>